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420e" draw:opacity="65%" draw:textarea-horizontal-align="justify" draw:textarea-vertical-align="middle" draw:auto-grow-height="false" draw:shadow-opacity="65%"/>
    </style:style>
    <style:style style:name="gr8" style:family="graphic" style:parent-style-name="standard">
      <style:graphic-properties draw:fill="solid" draw:fill-color="#355e00" draw:opacity="30%" draw:textarea-horizontal-align="justify" draw:textarea-vertical-align="middle" draw:auto-grow-height="false" draw:shadow-opacity="3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65cm" svg:height="0.965cm" svg:x="5.42cm" svg:y="2.27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65cm" svg:height="0.965cm" svg:x="2.905cm" svg:y="3.56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42cm" svg:y1="2.752cm" svg:x2="3.387cm" svg:y2="3.565cm" draw:start-shape="id1" draw:start-glue-point="6" draw:end-shape="id2" draw:end-glue-point="4" svg:d="m5420 2752h-2033v813">
          <text:p/>
        </draw:connector>
        <draw:custom-shape draw:style-name="gr1" draw:text-style-name="P1" draw:id="id3" draw:layer="layout" svg:width="0.965cm" svg:height="0.965cm" svg:x="7.68cm" svg:y="3.56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385cm" svg:y1="2.752cm" svg:x2="8.162cm" svg:y2="3.565cm" draw:start-shape="id1" draw:start-glue-point="1" draw:end-shape="id3" draw:end-glue-point="4" svg:d="m6385 2752h1777v813">
          <text:p/>
        </draw:connector>
        <draw:custom-shape draw:style-name="gr3" draw:text-style-name="P1" draw:id="id4" draw:layer="layout" svg:width="0.965cm" svg:height="0.965cm" svg:x="1.66cm" svg:y="4.83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965cm" svg:height="0.965cm" svg:x="1cm" svg:y="6.105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66cm" svg:y1="5.317cm" svg:x2="1.482cm" svg:y2="6.105cm" draw:start-shape="id4" draw:start-glue-point="6" draw:end-shape="id5" draw:end-glue-point="4" svg:d="m1660 5317h-178v788">
          <text:p/>
        </draw:connector>
        <draw:custom-shape draw:style-name="gr1" draw:text-style-name="P1" draw:id="id8" draw:layer="layout" svg:width="0.965cm" svg:height="0.965cm" svg:x="4.175cm" svg:y="4.83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965cm" svg:height="0.965cm" svg:x="6.41cm" svg:y="4.83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965cm" svg:height="0.965cm" svg:x="8.95cm" svg:y="4.835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905cm" svg:y1="4.047cm" svg:x2="2.142cm" svg:y2="4.835cm" draw:start-shape="id2" draw:start-glue-point="6" draw:end-shape="id4" draw:end-glue-point="4" svg:d="m2905 4047h-763v788">
          <text:p/>
        </draw:connector>
        <draw:connector draw:style-name="gr2" draw:text-style-name="P1" draw:layer="layout" svg:x1="7.68cm" svg:y1="4.047cm" svg:x2="6.892cm" svg:y2="4.835cm" draw:start-shape="id3" draw:start-glue-point="6" draw:end-shape="id6" draw:end-glue-point="4" svg:d="m7680 4047h-788v788">
          <text:p/>
        </draw:connector>
        <draw:connector draw:style-name="gr2" draw:text-style-name="P1" draw:layer="layout" svg:x1="8.645cm" svg:y1="4.047cm" svg:x2="9.432cm" svg:y2="4.835cm" draw:start-shape="id3" draw:start-glue-point="10" draw:end-shape="id7" draw:end-glue-point="4" svg:d="m8645 4047h787v788">
          <text:p/>
        </draw:connector>
        <draw:connector draw:style-name="gr2" draw:text-style-name="P1" draw:layer="layout" svg:x1="3.87cm" svg:y1="4.047cm" svg:x2="4.657cm" svg:y2="4.835cm" draw:start-shape="id2" draw:start-glue-point="10" draw:end-shape="id8" draw:end-glue-point="4" svg:d="m3870 4047h787v788">
          <text:p/>
        </draw:connector>
        <draw:custom-shape draw:style-name="gr4" draw:text-style-name="P1" draw:layer="layout" svg:width="1.27cm" svg:height="1.905cm" draw:transform="rotate (1.5707963267946) translate (9.89cm 3.54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1.905cm" draw:transform="rotate (-0.785398163398487) translate (10.162cm 6.17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9" draw:layer="layout" svg:width="0.965cm" svg:height="0.965cm" svg:x="15.58cm" svg:y="2.27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965cm" svg:height="0.965cm" svg:x="13.065cm" svg:y="3.56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58cm" svg:y1="2.752cm" svg:x2="13.547cm" svg:y2="3.565cm" draw:start-shape="id9" draw:start-glue-point="6" draw:end-shape="id10" draw:end-glue-point="4" svg:d="m15580 2752h-2033v813">
          <text:p/>
        </draw:connector>
        <draw:custom-shape draw:style-name="gr3" draw:text-style-name="P1" draw:id="id11" draw:layer="layout" svg:width="0.965cm" svg:height="0.965cm" svg:x="17.84cm" svg:y="3.56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45cm" svg:y1="2.752cm" svg:x2="18.322cm" svg:y2="3.565cm" draw:start-shape="id9" draw:start-glue-point="1" draw:end-shape="id11" draw:end-glue-point="4" svg:d="m16545 2752h1777v813">
          <text:p/>
        </draw:connector>
        <draw:custom-shape draw:style-name="gr5" draw:text-style-name="P1" draw:id="id12" draw:layer="layout" svg:width="0.965cm" svg:height="0.965cm" svg:x="11.82cm" svg:y="4.83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965cm" svg:height="0.965cm" svg:x="11.16cm" svg:y="6.105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82cm" svg:y1="5.317cm" svg:x2="11.642cm" svg:y2="6.105cm" draw:start-shape="id12" draw:start-glue-point="6" draw:end-shape="id13" draw:end-glue-point="4" svg:d="m11820 5317h-178v788">
          <text:p/>
        </draw:connector>
        <draw:custom-shape draw:style-name="gr1" draw:text-style-name="P1" draw:id="id16" draw:layer="layout" svg:width="0.965cm" svg:height="0.965cm" svg:x="14.335cm" svg:y="4.83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0.965cm" svg:height="0.965cm" svg:x="16.57cm" svg:y="4.83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965cm" svg:height="0.965cm" svg:x="19.11cm" svg:y="4.835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65cm" svg:y1="4.047cm" svg:x2="12.302cm" svg:y2="4.835cm" draw:start-shape="id10" draw:start-glue-point="6" draw:end-shape="id12" draw:end-glue-point="4" svg:d="m13065 4047h-763v788">
          <text:p/>
        </draw:connector>
        <draw:connector draw:style-name="gr2" draw:text-style-name="P1" draw:layer="layout" svg:x1="17.84cm" svg:y1="4.047cm" svg:x2="17.052cm" svg:y2="4.835cm" draw:start-shape="id11" draw:start-glue-point="6" draw:end-shape="id14" draw:end-glue-point="4" svg:d="m17840 4047h-788v788">
          <text:p/>
        </draw:connector>
        <draw:connector draw:style-name="gr2" draw:text-style-name="P1" draw:layer="layout" svg:x1="18.805cm" svg:y1="4.047cm" svg:x2="19.592cm" svg:y2="4.835cm" draw:start-shape="id11" draw:start-glue-point="10" draw:end-shape="id15" draw:end-glue-point="4" svg:d="m18805 4047h787v788">
          <text:p/>
        </draw:connector>
        <draw:connector draw:style-name="gr2" draw:text-style-name="P1" draw:layer="layout" svg:x1="14.03cm" svg:y1="4.047cm" svg:x2="14.817cm" svg:y2="4.835cm" draw:start-shape="id10" draw:start-glue-point="10" draw:end-shape="id16" draw:end-glue-point="4" svg:d="m14030 4047h787v788">
          <text:p/>
        </draw:connector>
        <draw:line draw:style-name="gr6" draw:text-style-name="P1" draw:layer="layout" svg:x1="19.215cm" svg:y1="3.26cm" svg:x2="20.485cm" svg:y2="4.53cm">
          <text:p/>
        </draw:line>
        <draw:custom-shape draw:style-name="gr1" draw:text-style-name="P1" draw:id="id17" draw:layer="layout" svg:width="0.965cm" svg:height="0.965cm" svg:x="5.42cm" svg:y="7.98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8" draw:layer="layout" svg:width="0.965cm" svg:height="0.965cm" svg:x="2.905cm" svg:y="9.28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42cm" svg:y1="8.467cm" svg:x2="3.387cm" svg:y2="9.28cm" draw:start-shape="id17" draw:start-glue-point="6" draw:end-shape="id18" draw:end-glue-point="4" svg:d="m5420 8467h-2033v813">
          <text:p/>
        </draw:connector>
        <draw:custom-shape draw:style-name="gr5" draw:text-style-name="P1" draw:id="id19" draw:layer="layout" svg:width="0.965cm" svg:height="0.965cm" svg:x="7.68cm" svg:y="9.28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385cm" svg:y1="8.467cm" svg:x2="8.162cm" svg:y2="9.28cm" draw:start-shape="id17" draw:start-glue-point="1" draw:end-shape="id19" draw:end-glue-point="4" svg:d="m6385 8467h1777v813">
          <text:p/>
        </draw:connector>
        <draw:custom-shape draw:style-name="gr5" draw:text-style-name="P1" draw:id="id20" draw:layer="layout" svg:width="0.965cm" svg:height="0.965cm" svg:x="1.66cm" svg:y="10.5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965cm" svg:height="0.965cm" svg:x="1cm" svg:y="11.82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66cm" svg:y1="11.032cm" svg:x2="1.482cm" svg:y2="11.82cm" draw:start-shape="id20" draw:start-glue-point="6" draw:end-shape="id21" draw:end-glue-point="4" svg:d="m1660 11032h-178v788">
          <text:p/>
        </draw:connector>
        <draw:custom-shape draw:style-name="gr1" draw:text-style-name="P1" draw:id="id24" draw:layer="layout" svg:width="0.965cm" svg:height="0.965cm" svg:x="4.175cm" svg:y="10.5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0.965cm" svg:height="0.965cm" svg:x="6.41cm" svg:y="10.5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0.965cm" svg:height="0.965cm" svg:x="8.95cm" svg:y="10.5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905cm" svg:y1="9.762cm" svg:x2="2.142cm" svg:y2="10.55cm" draw:start-shape="id18" draw:start-glue-point="6" draw:end-shape="id20" draw:end-glue-point="4" svg:d="m2905 9762h-763v788">
          <text:p/>
        </draw:connector>
        <draw:connector draw:style-name="gr2" draw:text-style-name="P1" draw:layer="layout" svg:x1="7.68cm" svg:y1="9.762cm" svg:x2="6.892cm" svg:y2="10.55cm" draw:start-shape="id19" draw:start-glue-point="6" draw:end-shape="id22" draw:end-glue-point="4" svg:d="m7680 9762h-788v788">
          <text:p/>
        </draw:connector>
        <draw:connector draw:style-name="gr2" draw:text-style-name="P1" draw:layer="layout" svg:x1="8.645cm" svg:y1="9.762cm" svg:x2="9.432cm" svg:y2="10.55cm" draw:start-shape="id19" draw:start-glue-point="10" draw:end-shape="id23" draw:end-glue-point="4" svg:d="m8645 9762h787v788">
          <text:p/>
        </draw:connector>
        <draw:connector draw:style-name="gr2" draw:text-style-name="P1" draw:layer="layout" svg:x1="3.87cm" svg:y1="9.762cm" svg:x2="4.657cm" svg:y2="10.55cm" draw:start-shape="id18" draw:start-glue-point="10" draw:end-shape="id24" draw:end-glue-point="4" svg:d="m3870 9762h787v788">
          <text:p/>
        </draw:connector>
        <draw:line draw:style-name="gr6" draw:text-style-name="P1" draw:layer="layout" svg:x1="4.175cm" svg:y1="9.055cm" svg:x2="5.445cm" svg:y2="10.325cm">
          <text:p/>
        </draw:line>
        <draw:custom-shape draw:style-name="gr3" draw:text-style-name="P1" draw:id="id25" draw:layer="layout" svg:width="0.965cm" svg:height="0.965cm" svg:x="15.58cm" svg:y="8.26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26" draw:layer="layout" svg:width="0.965cm" svg:height="0.965cm" svg:x="13.065cm" svg:y="9.56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58cm" svg:y1="8.747cm" svg:x2="13.547cm" svg:y2="9.56cm" draw:start-shape="id25" draw:start-glue-point="6" draw:end-shape="id26" draw:end-glue-point="4" svg:d="m15580 8747h-2033v813">
          <text:p/>
        </draw:connector>
        <draw:custom-shape draw:style-name="gr5" draw:text-style-name="P1" draw:id="id27" draw:layer="layout" svg:width="0.965cm" svg:height="0.965cm" svg:x="17.84cm" svg:y="9.56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45cm" svg:y1="8.747cm" svg:x2="18.322cm" svg:y2="9.56cm" draw:start-shape="id25" draw:start-glue-point="1" draw:end-shape="id27" draw:end-glue-point="4" svg:d="m16545 8747h1777v813">
          <text:p/>
        </draw:connector>
        <draw:custom-shape draw:style-name="gr5" draw:text-style-name="P1" draw:id="id28" draw:layer="layout" svg:width="0.965cm" svg:height="0.965cm" svg:x="11.82cm" svg:y="10.83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9" draw:layer="layout" svg:width="0.965cm" svg:height="0.965cm" svg:x="11.16cm" svg:y="12.1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82cm" svg:y1="11.312cm" svg:x2="11.642cm" svg:y2="12.1cm" draw:start-shape="id28" draw:start-glue-point="6" draw:end-shape="id29" draw:end-glue-point="4" svg:d="m11820 11312h-178v788">
          <text:p/>
        </draw:connector>
        <draw:custom-shape draw:style-name="gr1" draw:text-style-name="P1" draw:id="id32" draw:layer="layout" svg:width="0.965cm" svg:height="0.965cm" svg:x="14.335cm" svg:y="10.83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0.965cm" svg:height="0.965cm" svg:x="16.57cm" svg:y="10.8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1" draw:layer="layout" svg:width="0.965cm" svg:height="0.965cm" svg:x="19.11cm" svg:y="10.83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65cm" svg:y1="10.042cm" svg:x2="12.302cm" svg:y2="10.83cm" draw:start-shape="id26" draw:start-glue-point="6" draw:end-shape="id28" draw:end-glue-point="4" svg:d="m13065 10042h-763v788">
          <text:p/>
        </draw:connector>
        <draw:connector draw:style-name="gr2" draw:text-style-name="P1" draw:layer="layout" svg:x1="17.84cm" svg:y1="10.042cm" svg:x2="17.052cm" svg:y2="10.83cm" draw:start-shape="id27" draw:start-glue-point="6" draw:end-shape="id30" draw:end-glue-point="4" svg:d="m17840 10042h-788v788">
          <text:p/>
        </draw:connector>
        <draw:connector draw:style-name="gr2" draw:text-style-name="P1" draw:layer="layout" svg:x1="18.805cm" svg:y1="10.042cm" svg:x2="19.592cm" svg:y2="10.83cm" draw:start-shape="id27" draw:start-glue-point="10" draw:end-shape="id31" draw:end-glue-point="4" svg:d="m18805 10042h787v788">
          <text:p/>
        </draw:connector>
        <draw:connector draw:style-name="gr2" draw:text-style-name="P1" draw:layer="layout" svg:x1="14.03cm" svg:y1="10.042cm" svg:x2="14.817cm" svg:y2="10.83cm" draw:start-shape="id26" draw:start-glue-point="10" draw:end-shape="id32" draw:end-glue-point="4" svg:d="m14030 10042h787v788">
          <text:p/>
        </draw:connector>
        <draw:line draw:style-name="gr6" draw:text-style-name="P1" draw:layer="layout" svg:x1="13.365cm" svg:y1="9.455cm" svg:x2="15.405cm" svg:y2="8.085cm">
          <text:p/>
        </draw:line>
        <draw:custom-shape draw:style-name="gr4" draw:text-style-name="P1" draw:layer="layout" svg:width="1.27cm" svg:height="1.905cm" draw:transform="rotate (1.5707963267946) translate (9.89cm 9.89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1.905cm" draw:transform="rotate (-0.785398163398487) translate (10.262cm 11.79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id="id33" draw:layer="layout" svg:width="0.965cm" svg:height="0.965cm" svg:x="5.395cm" svg:y="13.24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34" draw:layer="layout" svg:width="0.965cm" svg:height="0.965cm" svg:x="2.88cm" svg:y="14.5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95cm" svg:y1="13.727cm" svg:x2="3.362cm" svg:y2="14.54cm" draw:start-shape="id33" draw:start-glue-point="6" draw:end-shape="id34" draw:end-glue-point="4" svg:d="m5395 13727h-2033v813">
          <text:p/>
        </draw:connector>
        <draw:custom-shape draw:style-name="gr5" draw:text-style-name="P1" draw:id="id35" draw:layer="layout" svg:width="0.965cm" svg:height="0.965cm" svg:x="7.655cm" svg:y="14.54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36cm" svg:y1="13.727cm" svg:x2="8.137cm" svg:y2="14.54cm" draw:start-shape="id33" draw:start-glue-point="1" draw:end-shape="id35" draw:end-glue-point="4" svg:d="m6360 13727h1777v813">
          <text:p/>
        </draw:connector>
        <draw:custom-shape draw:style-name="gr5" draw:text-style-name="P1" draw:id="id36" draw:layer="layout" svg:width="0.965cm" svg:height="0.965cm" svg:x="1.635cm" svg:y="15.8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7" draw:layer="layout" svg:width="0.965cm" svg:height="0.965cm" svg:x="0.975cm" svg:y="17.08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635cm" svg:y1="16.292cm" svg:x2="1.457cm" svg:y2="17.08cm" draw:start-shape="id36" draw:start-glue-point="6" draw:end-shape="id37" draw:end-glue-point="4" svg:d="m1635 16292h-178v788">
          <text:p/>
        </draw:connector>
        <draw:custom-shape draw:style-name="gr1" draw:text-style-name="P1" draw:id="id40" draw:layer="layout" svg:width="0.965cm" svg:height="0.965cm" svg:x="4.15cm" svg:y="15.8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8" draw:layer="layout" svg:width="0.965cm" svg:height="0.965cm" svg:x="6.385cm" svg:y="15.8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9" draw:layer="layout" svg:width="0.965cm" svg:height="0.965cm" svg:x="8.925cm" svg:y="15.81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88cm" svg:y1="15.022cm" svg:x2="2.117cm" svg:y2="15.81cm" draw:start-shape="id34" draw:start-glue-point="6" draw:end-shape="id36" draw:end-glue-point="4" svg:d="m2880 15022h-763v788">
          <text:p/>
        </draw:connector>
        <draw:connector draw:style-name="gr2" draw:text-style-name="P1" draw:layer="layout" svg:x1="7.655cm" svg:y1="15.022cm" svg:x2="6.867cm" svg:y2="15.81cm" draw:start-shape="id35" draw:start-glue-point="6" draw:end-shape="id38" draw:end-glue-point="4" svg:d="m7655 15022h-788v788">
          <text:p/>
        </draw:connector>
        <draw:connector draw:style-name="gr2" draw:text-style-name="P1" draw:layer="layout" svg:x1="8.62cm" svg:y1="15.022cm" svg:x2="9.407cm" svg:y2="15.81cm" draw:start-shape="id35" draw:start-glue-point="10" draw:end-shape="id39" draw:end-glue-point="4" svg:d="m8620 15022h787v788">
          <text:p/>
        </draw:connector>
        <draw:connector draw:style-name="gr2" draw:text-style-name="P1" draw:layer="layout" svg:x1="3.845cm" svg:y1="15.022cm" svg:x2="4.632cm" svg:y2="15.81cm" draw:start-shape="id34" draw:start-glue-point="10" draw:end-shape="id40" draw:end-glue-point="4" svg:d="m3845 15022h787v788">
          <text:p/>
        </draw:connector>
        <draw:line draw:style-name="gr6" draw:text-style-name="P1" draw:layer="layout" svg:x1="1.635cm" svg:y1="15.605cm" svg:x2="2.905cm" svg:y2="14.335cm">
          <text:p/>
        </draw:line>
        <draw:custom-shape draw:style-name="gr5" draw:text-style-name="P1" draw:id="id41" draw:layer="layout" svg:width="0.965cm" svg:height="0.965cm" svg:x="15.555cm" svg:y="13.7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42" draw:layer="layout" svg:width="0.965cm" svg:height="0.965cm" svg:x="13.04cm" svg:y="14.99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555cm" svg:y1="14.182cm" svg:x2="13.522cm" svg:y2="14.995cm" draw:start-shape="id41" draw:start-glue-point="6" draw:end-shape="id42" draw:end-glue-point="4" svg:d="m15555 14182h-2033v813">
          <text:p/>
        </draw:connector>
        <draw:custom-shape draw:style-name="gr5" draw:text-style-name="P1" draw:id="id43" draw:layer="layout" svg:width="0.965cm" svg:height="0.965cm" svg:x="17.815cm" svg:y="14.995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2cm" svg:y1="14.182cm" svg:x2="18.297cm" svg:y2="14.995cm" draw:start-shape="id41" draw:start-glue-point="1" draw:end-shape="id43" draw:end-glue-point="4" svg:d="m16520 14182h1777v813">
          <text:p/>
        </draw:connector>
        <draw:custom-shape draw:style-name="gr5" draw:text-style-name="P1" draw:id="id44" draw:layer="layout" svg:width="0.965cm" svg:height="0.965cm" svg:x="11.795cm" svg:y="16.26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5" draw:layer="layout" svg:width="0.965cm" svg:height="0.965cm" svg:x="11.135cm" svg:y="17.535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795cm" svg:y1="16.747cm" svg:x2="11.617cm" svg:y2="17.535cm" draw:start-shape="id44" draw:start-glue-point="6" draw:end-shape="id45" draw:end-glue-point="4" svg:d="m11795 16747h-178v788">
          <text:p/>
        </draw:connector>
        <draw:custom-shape draw:style-name="gr1" draw:text-style-name="P1" draw:id="id48" draw:layer="layout" svg:width="0.965cm" svg:height="0.965cm" svg:x="14.31cm" svg:y="16.26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6" draw:layer="layout" svg:width="0.965cm" svg:height="0.965cm" svg:x="16.545cm" svg:y="16.26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7" draw:layer="layout" svg:width="0.965cm" svg:height="0.965cm" svg:x="19.085cm" svg:y="16.26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4cm" svg:y1="15.477cm" svg:x2="12.277cm" svg:y2="16.265cm" draw:start-shape="id42" draw:start-glue-point="6" draw:end-shape="id44" draw:end-glue-point="4" svg:d="m13040 15477h-763v788">
          <text:p/>
        </draw:connector>
        <draw:connector draw:style-name="gr2" draw:text-style-name="P1" draw:layer="layout" svg:x1="17.815cm" svg:y1="15.477cm" svg:x2="17.027cm" svg:y2="16.265cm" draw:start-shape="id43" draw:start-glue-point="6" draw:end-shape="id46" draw:end-glue-point="4" svg:d="m17815 15477h-788v788">
          <text:p/>
        </draw:connector>
        <draw:connector draw:style-name="gr2" draw:text-style-name="P1" draw:layer="layout" svg:x1="18.78cm" svg:y1="15.477cm" svg:x2="19.567cm" svg:y2="16.265cm" draw:start-shape="id43" draw:start-glue-point="10" draw:end-shape="id47" draw:end-glue-point="4" svg:d="m18780 15477h787v788">
          <text:p/>
        </draw:connector>
        <draw:connector draw:style-name="gr2" draw:text-style-name="P1" draw:layer="layout" svg:x1="14.005cm" svg:y1="15.477cm" svg:x2="14.792cm" svg:y2="16.265cm" draw:start-shape="id42" draw:start-glue-point="10" draw:end-shape="id48" draw:end-glue-point="4" svg:d="m14005 15477h787v788">
          <text:p/>
        </draw:connector>
        <draw:custom-shape draw:style-name="gr4" draw:text-style-name="P1" draw:layer="layout" svg:width="1.27cm" svg:height="1.905cm" draw:transform="rotate (1.5707963267946) translate (9.89cm 15.27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12T15:42:44</dc:date>
    <dc:creator>Adrianus Kleemans</dc:creator>
    <meta:editing-duration>PT00H15M41S</meta:editing-duration>
    <meta:editing-cycles>2</meta:editing-cycles>
    <meta:generator>OpenOffice.org/3.2$Linux OpenOffice.org_project/320m19$Build-9505</meta:generator>
    <meta:document-statistic meta:object-count="99"/>
  </office:meta>
</office:document-meta>
</file>